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ef862" officeooo:paragraph-rsid="000ef862"/>
    </style:style>
    <style:style style:name="P2" style:family="paragraph" style:parent-style-name="Standard">
      <style:text-properties officeooo:rsid="000ef862" officeooo:paragraph-rsid="00102b64"/>
    </style:style>
    <style:style style:name="P3" style:family="paragraph" style:parent-style-name="Standard">
      <style:text-properties officeooo:rsid="00102b64" officeooo:paragraph-rsid="00102b64"/>
    </style:style>
    <style:style style:name="P4" style:family="paragraph" style:parent-style-name="Standard">
      <style:text-properties officeooo:rsid="00102b64" officeooo:paragraph-rsid="0013121f"/>
    </style:style>
    <style:style style:name="P5" style:family="paragraph" style:parent-style-name="Standard">
      <style:text-properties officeooo:rsid="0016a6e8" officeooo:paragraph-rsid="0016a6e8"/>
    </style:style>
    <style:style style:name="P6" style:family="paragraph" style:parent-style-name="Standard">
      <style:paragraph-properties fo:text-align="justify" style:justify-single-word="false"/>
      <style:text-properties officeooo:rsid="0016a6e8" officeooo:paragraph-rsid="0016a6e8"/>
    </style:style>
    <style:style style:name="P7" style:family="paragraph" style:parent-style-name="Standard">
      <style:text-properties officeooo:rsid="001866b3" officeooo:paragraph-rsid="001866b3"/>
    </style:style>
    <style:style style:name="P8" style:family="paragraph" style:parent-style-name="Standard">
      <style:text-properties officeooo:rsid="0013d3e0" officeooo:paragraph-rsid="001866b3"/>
    </style:style>
    <style:style style:name="P9" style:family="paragraph" style:parent-style-name="Standard">
      <style:text-properties officeooo:rsid="0018b965" officeooo:paragraph-rsid="0018b965"/>
    </style:style>
    <style:style style:name="P10" style:family="paragraph" style:parent-style-name="Footnote">
      <style:text-properties officeooo:rsid="000ef862" officeooo:paragraph-rsid="000ef862"/>
    </style:style>
    <style:style style:name="P11" style:family="paragraph" style:parent-style-name="Footnote">
      <style:text-properties officeooo:rsid="0013121f" officeooo:paragraph-rsid="0013121f"/>
    </style:style>
    <style:style style:name="P12" style:family="paragraph" style:parent-style-name="Text_20_body">
      <style:text-properties officeooo:rsid="0018b965" officeooo:paragraph-rsid="0018b965"/>
    </style:style>
    <style:style style:name="P13" style:family="paragraph" style:parent-style-name="Text_20_body">
      <style:text-properties officeooo:rsid="001bd093" officeooo:paragraph-rsid="001bd093"/>
    </style:style>
    <style:style style:name="P14" style:family="paragraph" style:parent-style-name="Text_20_body">
      <style:text-properties officeooo:rsid="001d3769" officeooo:paragraph-rsid="001d3769"/>
    </style:style>
    <style:style style:name="P15" style:family="paragraph" style:parent-style-name="Text_20_body">
      <style:paragraph-properties fo:padding="0.0201in" fo:border="0.06pt solid #000000" style:shadow="none"/>
      <style:text-properties officeooo:rsid="001bd093" officeooo:paragraph-rsid="001bd093"/>
    </style:style>
    <style:style style:name="P16" style:family="paragraph" style:parent-style-name="Standard" style:list-style-name="L1">
      <style:text-properties officeooo:rsid="0013d3e0" officeooo:paragraph-rsid="001866b3"/>
    </style:style>
    <style:style style:name="P17" style:family="paragraph" style:parent-style-name="Standard" style:list-style-name="L2">
      <style:text-properties officeooo:rsid="0013d3e0" officeooo:paragraph-rsid="001866b3"/>
    </style:style>
    <style:style style:name="P18" style:family="paragraph" style:parent-style-name="Standard" style:list-style-name="">
      <style:text-properties officeooo:rsid="0013d3e0" officeooo:paragraph-rsid="001866b3"/>
    </style:style>
    <style:style style:name="P19" style:family="paragraph" style:parent-style-name="Standard" style:list-style-name="L3">
      <style:text-properties officeooo:paragraph-rsid="00102b64"/>
    </style:style>
    <style:style style:name="P20" style:family="paragraph" style:parent-style-name="Standard" style:list-style-name="L3">
      <style:text-properties officeooo:rsid="00102b64" officeooo:paragraph-rsid="00102b64"/>
    </style:style>
    <style:style style:name="P21" style:family="paragraph" style:parent-style-name="Standard" style:list-style-name="L3">
      <style:text-properties officeooo:rsid="001080f0" officeooo:paragraph-rsid="001080f0"/>
    </style:style>
    <style:style style:name="P22" style:family="paragraph" style:parent-style-name="Standard" style:list-style-name="L4">
      <style:text-properties officeooo:rsid="001187ce" officeooo:paragraph-rsid="001187ce"/>
    </style:style>
    <style:style style:name="P23" style:family="paragraph" style:parent-style-name="Standard" style:list-style-name="L5">
      <style:text-properties officeooo:paragraph-rsid="0013121f"/>
    </style:style>
    <style:style style:name="P24" style:family="paragraph" style:parent-style-name="Standard" style:list-style-name="L6">
      <style:text-properties officeooo:rsid="00155840" officeooo:paragraph-rsid="00155840"/>
    </style:style>
    <style:style style:name="P25" style:family="paragraph" style:parent-style-name="Standard" style:list-style-name="L7">
      <style:text-properties officeooo:rsid="0016a6e8" officeooo:paragraph-rsid="0016a6e8"/>
    </style:style>
    <style:style style:name="P26" style:family="paragraph" style:parent-style-name="Standard" style:list-style-name="L8">
      <style:text-properties officeooo:rsid="001866b3" officeooo:paragraph-rsid="001866b3"/>
    </style:style>
    <style:style style:name="P27" style:family="paragraph" style:parent-style-name="Standard">
      <style:text-properties officeooo:rsid="000ef862" officeooo:paragraph-rsid="00102b64"/>
    </style:style>
    <style:style style:name="P28" style:family="paragraph" style:parent-style-name="Standard">
      <style:text-properties officeooo:rsid="001f4f21" officeooo:paragraph-rsid="001f4f21"/>
    </style:style>
    <style:style style:name="P29" style:family="paragraph" style:parent-style-name="Standard" style:list-style-name="L11">
      <style:text-properties officeooo:rsid="001f4f21" officeooo:paragraph-rsid="001f4f21"/>
    </style:style>
    <style:style style:name="P30" style:family="paragraph" style:parent-style-name="Standard">
      <style:text-properties officeooo:rsid="001ffb89" officeooo:paragraph-rsid="001ffb89"/>
    </style:style>
    <style:style style:name="P31" style:family="paragraph" style:parent-style-name="Standard" style:list-style-name="L12">
      <style:text-properties officeooo:rsid="001ffb89" officeooo:paragraph-rsid="001ffb89"/>
    </style:style>
    <style:style style:name="P32" style:family="paragraph" style:parent-style-name="Standard" style:list-style-name="L14">
      <style:text-properties officeooo:rsid="001ffb89" officeooo:paragraph-rsid="001ffb89"/>
    </style:style>
    <style:style style:name="P33" style:family="paragraph" style:parent-style-name="Text_20_body" style:list-style-name="L9">
      <style:text-properties officeooo:rsid="001d3769" officeooo:paragraph-rsid="001d3769"/>
    </style:style>
    <style:style style:name="P34" style:family="paragraph" style:parent-style-name="Text_20_body">
      <style:paragraph-properties fo:text-align="justify" style:justify-single-word="false"/>
      <style:text-properties officeooo:rsid="0018b965" officeooo:paragraph-rsid="0018b965"/>
    </style:style>
    <style:style style:name="P35" style:family="paragraph" style:parent-style-name="Text_20_body">
      <style:text-properties officeooo:rsid="001f4f21" officeooo:paragraph-rsid="001f4f21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01866b3" officeooo:paragraph-rsid="001866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2b64" style:font-weight-asian="bold" style:font-weight-complex="bold"/>
    </style:style>
    <style:style style:name="T3" style:family="text">
      <style:text-properties fo:font-weight="bold" officeooo:rsid="001080f0" style:font-weight-asian="bold" style:font-weight-complex="bold"/>
    </style:style>
    <style:style style:name="T4" style:family="text">
      <style:text-properties officeooo:rsid="00102b6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80f0" style:font-weight-asian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bold" officeooo:rsid="0016a6e8" style:font-style-asian="normal" style:font-weight-asian="bold" style:font-style-complex="normal" style:font-weight-complex="bold"/>
    </style:style>
    <style:style style:name="T8" style:family="text">
      <style:text-properties officeooo:rsid="001866b3"/>
    </style:style>
    <style:style style:name="T9" style:family="text">
      <style:text-properties officeooo:rsid="0013dd9e"/>
    </style:style>
    <style:style style:name="T10" style:family="text">
      <style:text-properties style:text-underline-style="solid" style:text-underline-width="auto" style:text-underline-color="font-color" fo:font-weight="bold" officeooo:rsid="0019f9ae" style:font-weight-asian="bold" style:font-weight-complex="bold"/>
    </style:style>
    <style:style style:name="T11" style:family="text">
      <style:text-properties officeooo:rsid="001f4f21"/>
    </style:style>
    <style:style style:name="T12" style:family="text">
      <style:text-properties officeooo:rsid="001ffb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erb patterns</text:h>
      <text:p text:style-name="P8"/>
      <text:p text:style-name="P8">Quando un verbo è seguito da un secondo verbo che esprime un'azione svolta dallo stesso soggetto del primo, il secondo verbo in italiano viene messo all'infinito:</text:p>
      <text:list xml:id="list1470437355567544058" text:style-name="L1">
        <text:list-item>
          <text:p text:style-name="P16">Voglio vedere quel film.</text:p>
        </text:list-item>
        <text:list-item>
          <text:p text:style-name="P16">Posso uscire questa sera.</text:p>
        </text:list-item>
        <text:list-item>
          <text:p text:style-name="P16">Lasciami parlare!</text:p>
        </text:list-item>
      </text:list>
      <text:p text:style-name="P8">In inglese sono possibili diversi verb patterns (modelli verbali) a seconda del primo verbo e del senso che si vuole dare alla frase. Talvolta lo stesso verbo può essere seguito da strutture diverse mantenendo lo stesso significato, oppure può assumere un diverso significato a seconda della struttura da cui è seguito.</text:p>
      <text:p text:style-name="P8"/>
      <text:p text:style-name="P8"/>
      <text:p text:style-name="P8">Secondo me le forme verbali inglesi sono 6. Tutte le forme verbali dovrebbero cadere in una di queste categorie:</text:p>
      <text:p text:style-name="P8"/>
      <text:list xml:id="list1331042498738406353" text:style-name="L2">
        <text:list-item>
          <text:p text:style-name="P17">Verb + to-infinitive</text:p>
        </text:list-item>
        <text:list-item>
          <text:p text:style-name="P17">Verb + bare-infinitive (for modal verbs)</text:p>
        </text:list-item>
        <text:list-item>
          <text:p text:style-name="P17">verb + object + to-infinitive</text:p>
        </text:list-item>
        <text:list-item>
          <text:p text:style-name="P17">verb + object + bare-infinitive</text:p>
        </text:list-item>
        <text:list-item>
          <text:p text:style-name="P17">verb + ing-form <text:span text:style-name="T9">(i phrasal verb rientrano in questa categoria)</text:span></text:p>
        </text:list-item>
        <text:list-item>
          <text:p text:style-name="P17">preposition + ing-form</text:p>
        </text:list-item>
      </text:list>
      <text:h text:style-name="P18" text:outline-level="2"/>
      <text:h text:style-name="P36" text:outline-level="2">V<text:span text:style-name="T8">erbi che possono essere seguiti solo da to-infinitive</text:span></text:h>
      <text:p text:style-name="P1"/>
      <text:p text:style-name="P2">Following verbs are <text:span text:style-name="T7">ALWAYS</text:span> followed by<text:note text:id="ftn1" text:note-class="footnote"><text:note-citation>1</text:note-citation><text:note-body><text:p text:style-name="P10"><text:span text:style-name="T1">By</text:span>: in this case is “agent in passives) means “da”. Example: The tree was cut down by his neighbour (L'albero è stato tagliato dal suo vicino).</text:p></text:note-body></text:note> infinitive:</text:p>
      <text:p text:style-name="P5"/>
      <text:p text:style-name="P6">Afford, agree, appear, arrange, ask, attempt, decide, endeavor, expect, fail, hasten, help, hope, hurry, learn, manage, offer, prepare, pretend, promise, refuse, seem, tend, threaten, trouble, undertake, volunteer, want, wish.</text:p>
      <text:p text:style-name="P2"/>
      <text:p text:style-name="P3">Ask</text:p>
      <text:list xml:id="list636385367491617091" text:style-name="L3">
        <text:list-item>
          <text:p text:style-name="P19"><text:span text:style-name="T4">What </text:span><text:span text:style-name="T2">I ask you to understand</text:span><text:span text:style-name="T4"> is the fact that nobody could compete with you.</text:span></text:p>
        </text:list-item>
        <text:list-item>
          <text:p text:style-name="P20">By the time exam session starts <text:span text:style-name="T1">I'll (I will) have </text:span><text:span text:style-name="T3">asked someone to give </text:span><text:span text:style-name="T6">me its homeworks.</text:span></text:p>
        </text:list-item>
        <text:list-item>
          <text:p text:style-name="P21"><text:span text:style-name="T6">W</text:span><text:span text:style-name="T5">hen I arrived to Bologna </text:span><text:span text:style-name="T1">I asked myself to never come back</text:span><text:span text:style-name="T5">.</text:span></text:p>
        </text:list-item>
      </text:list>
      <text:p text:style-name="P2"/>
      <text:p text:style-name="P28">Decide</text:p>
      <text:list xml:id="list339570725340600075" text:style-name="L11">
        <text:list-item>
          <text:p text:style-name="P29">I decided to go abroad when I was younger.</text:p>
        </text:list-item>
        <text:list-item>
          <text:p text:style-name="P29">I decided to <text:span text:style-name="T12">bring with me few money.</text:span></text:p>
        </text:list-item>
      </text:list>
      <text:p text:style-name="P2"/>
      <text:p text:style-name="P30">Hope</text:p>
      <text:list xml:id="list7542801584215988761" text:style-name="L14">
        <text:list-item>
          <text:p text:style-name="P32">I hope to find my way.</text:p>
        </text:list-item>
        <text:list-item>
          <text:p text:style-name="P32">I hope to finish university.</text:p>
        </text:list-item>
        <text:list-item>
          <text:p text:style-name="P32">I hope to find a good job.</text:p>
        </text:list-item>
      </text:list>
      <text:p text:style-name="P2"/>
      <text:p text:style-name="P3">Learn</text:p>
      <text:list xml:id="list435152956600680976" text:style-name="L4">
        <text:list-item>
          <text:p text:style-name="P22"><text:span text:style-name="T1">I'm learning to speak</text:span> English by writing more and more phrases. </text:p>
        </text:list-item>
      </text:list>
      <text:p text:style-name="P2"/>
      <text:p text:style-name="P30">Seem</text:p>
      <text:list xml:id="list3073165772944228318" text:style-name="L12">
        <text:list-item>
          <text:p text:style-name="P31">It seems everything to be bad.</text:p>
        </text:list-item>
      </text:list>
      <text:p text:style-name="P2"/>
      <text:p text:style-name="P4">Wish</text:p>
      <text:list xml:id="list7150712566617214371" text:style-name="L5">
        <text:list-item>
          <text:p text:style-name="P23"><text:span text:style-name="T2">I wish you to understand</text:span><text:span text:style-name="T4"> that the best thing to do is to</text:span><text:span text:style-name="T4"><text:note text:id="ftn2" text:note-class="footnote"><text:note-citation>2</text:note-citation><text:note-body><text:p text:style-name="P11">Be + to-infinitive is used to express: 1) things that should be done. Ex: What am I to do?</text:p></text:note-body></text:note></text:span><text:span text:style-name="T4"> finish university.</text:span></text:p>
        </text:list-item>
      </text:list>
      <text:p text:style-name="P2"/>
      <text:p text:style-name="P3">Want</text:p>
      <text:list xml:id="list596483279949905746" text:style-name="L6">
        <text:list-item>
          <text:p text:style-name="P24"><text:span text:style-name="T1">I want to come back</text:span> early.</text:p>
        </text:list-item>
      </text:list>
      <text:p text:style-name="P3"/>
      <text:p text:style-name="P3">Agree</text:p>
      <text:p text:style-name="P3"/>
      <text:p text:style-name="P3">Expect</text:p>
      <text:p text:style-name="P2"/>
      <text:p text:style-name="P2"><text:s/></text:p>
      <text:p text:style-name="P5">The negative is – <text:span text:style-name="T1">not to</text:span> …:</text:p>
      <text:list xml:id="list5691661970059770754" text:style-name="L7">
        <text:list-item>
          <text:p text:style-name="P25"><text:span text:style-name="T1">We agree not to go</text:span> outside because it was raining.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7"/>
      <text:h text:style-name="P36" text:outline-level="2">Verbi seguiti da to-infinitive o -ing form che non cambiano di significato.</text:h>
      <text:p text:style-name="P7"/>
      <text:p text:style-name="P7">Alcuni verbi o forme verbali possono essere seguiti dalla forma verbale in -ing o dall'infinito senza variazione di significato. La forma in -ing dà alla frase un senso più generalizzante:</text:p>
      <text:p text:style-name="P7"/>
      <text:p text:style-name="P7">advice, allow, can't bear, begin, cease, commerce, continue, forbid, go on, hate, hear, like, love, permit, prefer, start.</text:p>
      <text:p text:style-name="P7"/>
      <text:p text:style-name="P7">Examples:</text:p>
      <text:list xml:id="list6183147744265613434" text:style-name="L8">
        <text:list-item>
          <text:p text:style-name="P26">They began to smoke / smoking in the army.</text:p>
        </text:list-item>
        <text:list-item>
          <text:p text:style-name="P26">My brother prefers to study / studying at night.</text:p>
        </text:list-item>
        <text:list-item>
          <text:p text:style-name="P26">The child started crying / to cry.</text:p>
        </text:list-item>
      </text:list>
      <text:p text:style-name="P7"/>
      <text:p text:style-name="P7">Richiedono tuttavia l'infinito i verbi:</text:p>
      <text:p text:style-name="P7"/>
      <text:p text:style-name="P7">a) begin, cease, continue, start, se sono usati nella forma progressiva. (Infatti!!! penso io. Due verbi in ing uno di seguito all'altro stonano!!!). Ex: It's beginning to rain and we can't go out.</text:p>
      <text:p text:style-name="P7"/>
      <text:p text:style-name="P7">b) allow, advise, permit, forbid e recommended, se è espressa la persona a cui si rivolge. Ex: They advised me not to travel on a Friday.</text:p>
      <text:p text:style-name="P7"/>
      <text:p text:style-name="P7"/>
      <text:h text:style-name="P37" text:outline-level="2">Verbi seguiti da to-infinitive o -ing form che cambiano di significato.</text:h>
      <text:p text:style-name="P7">Forget, like, mean, regret, remember, stop, try.</text:p>
      <text:p text:style-name="P7"/>
      <text:p text:style-name="P7"/>
      <text:p text:style-name="P7"/>
      <text:p text:style-name="P9"/>
      <text:h text:style-name="P36" text:outline-level="2">Verb + ing-form</text:h>
      <text:p text:style-name="P12">La costruzione verbo + ing form (semplice o preceduta da preposizione) è <text:span text:style-name="T10">FREQUENTEMENTE</text:span> usata:</text:p>
      <text:p text:style-name="P12">a) dopo i seguenti verbi o forme verbali:</text:p>
      <text:p text:style-name="P34">Admit, advise, allow, anticipate, appreciate, avoid, <text:span text:style-name="T11">carry on (=continue),</text:span> confess, consider, delay, deny, detest, dislike, dread, endure, enjoy, escape, excuse, face, fancy (= want), feel like (= want), finish, forgive, give up (=stop), <text:span text:style-name="T11">go on (=continue)</text:span> can't help (=can't avoid), <text:span text:style-name="T11">hate, </text:span>imagine, involve, <text:span text:style-name="T11">keep, </text:span>keep on (= continue, <text:span text:style-name="T11">do something continuously or repeatedly</text:span>), leave off, like, <text:span text:style-name="T11">love,</text:span> mention, mind, miss, pardon, permit, postpone, practise, put off (=postpone), quit, recollect, resent, resist, risk, can't stand (=can't tolerate), <text:span text:style-name="T11">stop,</text:span> suggest, tolerate.</text:p>
      <text:p text:style-name="P35">Rientrano in questa categoria i phrasal verbs.</text:p>
      <text:p text:style-name="P15">I verbi to like, to love, to adore, to hate sono solitamente seguiti dalla -ing form, tuttavia possono essere seguiti da un verbo all'infinito con to quando si riferiscono ad una circostanza specifica. Example:</text:p>
      <text:p text:style-name="P15">I like reading detective stories. (Mi piace leggere libri gialli).</text:p>
      <text:p text:style-name="P15">I like to read detective stories before going to sleep. (Mi piace leggere libri gialli prima di andare a dormire) cioè mi piace leggere libri gialli in una particolare circostanza.</text:p>
      <text:p text:style-name="P13"/>
      <text:p text:style-name="P13"/>
      <text:p text:style-name="P13"/>
      <text:h text:style-name="P36" text:outline-level="2">Verb + object + bare-infinitive</text:h>
      <text:p text:style-name="P14">Ho trovato solo questi tre verbi che reggono questa forma:</text:p>
      <text:p text:style-name="P14">To let (consentire) → lasciare / permettere che qualcuno faccia qualcosa.</text:p>
      <text:p text:style-name="P14">To make (fare) → far fare qualcosa a qualcuno.</text:p>
      <text:p text:style-name="P14">To help (aiutare) → aiutare qualcuno a fare qualcosa.</text:p>
      <text:p text:style-name="P14">Examples:</text:p>
      <text:list xml:id="list2159433020930369163" text:style-name="L9">
        <text:list-item>
          <text:p text:style-name="P33"><text:span text:style-name="T1">I let him read</text:span> my newspaper. (Ho lasciato che lui leggesse il mio giornale)</text:p>
        </text:list-item>
        <text:list-item>
          <text:p text:style-name="P33"><text:span text:style-name="T1">I made him do</text:span> his homeworks. (Gli ho fatto fare I compiti)</text:p>
        </text:list-item>
        <text:list-item>
          <text:p text:style-name="P33"><text:span text:style-name="T1">Will you help me organise</text:span> the party? (Vuoi aiutarmi ad organizzare la festa?)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8:54:05.037409540</meta:creation-date>
    <dc:date>2014-11-05T14:25:48.634622226</dc:date>
    <meta:editing-duration>PT36M19S</meta:editing-duration>
    <meta:editing-cycles>12</meta:editing-cycles>
    <meta:generator>LibreOffice/4.2.6.3$Linux_x86 LibreOffice_project/420m0$Build-3</meta:generator>
    <meta:document-statistic meta:table-count="0" meta:image-count="0" meta:object-count="0" meta:page-count="7" meta:paragraph-count="71" meta:word-count="836" meta:character-count="4883" meta:non-whitespace-character-count="4142"/>
  </office:meta>
</office:document-meta>
</file>